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3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eather_consitions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多云</text:p>
          </table:table-cell>
          <table:table-cell office:value-type="float" office:value="15251" calcext:value-type="float">
            <text:p>15251</text:p>
          </table:table-cell>
          <table:table-cell office:value-type="string" calcext:value-type="string">
            <text:p>多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晴</text:p>
          </table:table-cell>
          <table:table-cell office:value-type="float" office:value="10441" calcext:value-type="float">
            <text:p>10441</text:p>
          </table:table-cell>
          <table:table-cell office:value-type="string" calcext:value-type="string">
            <text:p>晴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雨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小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阴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阴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阵雨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阵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晴~多云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晴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阴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~多云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阵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雨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中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阴~小雨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小雨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多云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阴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多云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阵雨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阴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~多云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~小雨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中雨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大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晴~阴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霾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雾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雨~阵雨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雷阵雨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中雨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~阵雨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~中雨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晴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~大雨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~阵雨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阵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阴~晴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小雨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~中雨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雨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~阴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雪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小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暴雨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暴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雨~阴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中雨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到大雨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~小雨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~多云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霾~多云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~中雨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霾~晴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雨夹雪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~小雨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~阵雨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大雨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晴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~雷阵雨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到暴雨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雨夹雪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阵雨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大雨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雪~多云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~雷阵雨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小到中雨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雨~小雨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雨~大雨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~暴雨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雷雨~多云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雨~中雨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中到大雨~中雨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~阵雨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~晴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~小雪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转多云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雾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雾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雨~暴雨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小雪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雷阵雨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阵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雷阵雨~大雨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~中到大雨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到大雨~阵雨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雷阵雨~小雨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雾~多云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霾~阴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转多云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雨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阵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雨夹雪~多云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霾~雾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雾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雪~阴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雾~晴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雾霾　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雪~多云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阵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雨夹雪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雨夹雪~阴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雨夹雪~小雪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~阴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~霾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雾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~雷阵雨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小到中雨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阵雪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多云转阴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转多云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~中到大雨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大雨~多云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中到大雨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暴雨~小雨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</table:table-row>
        <table:table-row table:style-name="ro1">
          <table:table-cell office:value-type="string" calcext:value-type="string">
            <text:p>中雨~大到暴雨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阴~小到中雨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阴~雨夹雪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多云~大雨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转阴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雪~小雪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转晴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雨夹雪~中雪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/>
        </table:table-row>
        <table:table-row table:style-name="ro1">
          <table:table-cell office:value-type="string" calcext:value-type="string">
            <text:p>中雨~晴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雨~阵雨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阵雨</text:p>
          </table:table-cell>
          <table:table-cell/>
        </table:table-row>
        <table:table-row table:style-name="ro1">
          <table:table-cell office:value-type="string" calcext:value-type="string">
            <text:p>中雪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中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多云~霾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雾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到暴雨~中雨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大雨~大到暴雨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~小到中雨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多云~小到中雨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中雨~小到中雨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雨~阴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中到大雨~小雨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阴~大雨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中到大雨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大雨~雷阵雨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中到大雨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雾~霾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雾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到大雨~雷阵雨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大到暴雨~大雨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暴雨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</table:table-row>
        <table:table-row table:style-name="ro1">
          <table:table-cell office:value-type="string" calcext:value-type="string">
            <text:p>多云~阵雪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阵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转多云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雨~多云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多云转雷阵雨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大到暴雨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阵雨~暴雨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雪~中雪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雨~中雨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霾~小雪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雷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到大雨~大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到暴雨~阵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阵雨</text:p>
          </table:table-cell>
          <table:table-cell/>
        </table:table-row>
        <table:table-row table:style-name="ro1">
          <table:table-cell office:value-type="string" calcext:value-type="string">
            <text:p>中雪~多云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转阵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雪~大雪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~大到暴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中雨转小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小雪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雪~晴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阵雪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雪~晴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到大雨~多云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多云</text:p>
          </table:table-cell>
          <table:table-cell/>
        </table:table-row>
        <table:table-row table:style-name="ro1">
          <table:table-cell office:value-type="string" calcext:value-type="string">
            <text:p>阴转多云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雾~小雨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转阵雨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转阴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转多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雪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大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到大雨~阴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阴天</text:p>
          </table:table-cell>
          <table:table-cell/>
        </table:table-row>
        <table:table-row table:style-name="ro1">
          <table:table-cell office:value-type="string" calcext:value-type="string">
            <text:p>中雨转阴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雨~中到大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暴雨~阵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转阵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阵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多云转小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霾~小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~暴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暴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转大雨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到暴雨~小雨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小雨</text:p>
          </table:table-cell>
          <table:table-cell/>
        </table:table-row>
        <table:table-row table:style-name="ro1">
          <table:table-cell office:value-type="string" calcext:value-type="string">
            <text:p>大雨~中到大雨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转中雨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转小雨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~雨夹雪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大到暴雨~中到大雨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大雪~小雪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雾~阴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~中雪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雨夹雪~晴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晴天</text:p>
          </table:table-cell>
          <table:table-cell/>
        </table:table-row>
        <table:table-row table:style-name="ro1">
          <table:table-cell office:value-type="string" calcext:value-type="string">
            <text:p>雷阵雨转大雨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~暴雨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雨~阵雨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雷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转雷阵雨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雨夹雪~小雨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雪~小雪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~大暴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大雨转雷阵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到大雨~小到中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小雨</text:p>
          </table:table-cell>
          <table:table-cell/>
        </table:table-row>
        <table:table-row table:style-name="ro1">
          <table:table-cell office:value-type="string" calcext:value-type="string">
            <text:p>雨夹雪~大雪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大雪</text:p>
          </table:table-cell>
          <table:table-cell/>
        </table:table-row>
        <table:table-row table:style-name="ro1">
          <table:table-cell office:value-type="string" calcext:value-type="string">
            <text:p>小到中雨~雷阵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阵雨</text:p>
          </table:table-cell>
          <table:table-cell/>
        </table:table-row>
        <table:table-row table:style-name="ro1">
          <table:table-cell office:value-type="string" calcext:value-type="string">
            <text:p>雷雨~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~中到大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多云转中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阵雨转中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~中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转雷阵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转中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雨夹雪~中到大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</table:table-row>
        <table:table-row table:style-name="ro1">
          <table:table-cell office:value-type="string" calcext:value-type="string">
            <text:p>小到中雨~暴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阴~雷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雷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中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雨~大到暴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到暴雨~小到中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</table:table-row>
        <table:table-row table:style-name="ro1">
          <table:table-cell office:value-type="string" calcext:value-type="string">
            <text:p>阴转小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雪~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阵雪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雨~雷阵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~阵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阵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转阵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到暴雨~暴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~小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转大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~雷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雷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转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~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雾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雨~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~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雾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雨夹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小到中雨~大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霾~雨夹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多云~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雾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雪~多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暴雨~暴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大到暴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多云~大到暴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雷雨~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雨~中到大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小雨~雷阵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转小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雪~中雪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~阵雪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阵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转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雪~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阴天</text:p>
          </table:table-cell>
          <table:table-cell/>
        </table:table-row>
        <table:table-row table:style-name="ro1">
          <table:table-cell office:value-type="string" calcext:value-type="string">
            <text:p>小到中雨~雨夹雪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扬沙~晴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沙尘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雨~大到暴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阵雨</text:p>
          </table:table-cell>
        </table:table-row>
        <table:table-row table:style-name="ro1">
          <table:table-cell office:value-type="string" calcext:value-type="string">
            <text:p>小雪~小到中雪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雾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雨转小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雨夹雪~暴雪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大雪</text:p>
          </table:table-cell>
          <table:table-cell/>
        </table:table-row>
        <table:table-row table:style-name="ro1">
          <table:table-cell office:value-type="string" calcext:value-type="string">
            <text:p>阵雨~雷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阵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多云~中雪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到大雪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雨~多云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雨~小到中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大雨转阴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转阵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转中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转暴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暴雨~大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雪~阴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~大暴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到大雪~小雪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雨夹雪~小到中雪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/>
        </table:table-row>
        <table:table-row table:style-name="ro1">
          <table:table-cell office:value-type="string" calcext:value-type="string">
            <text:p>中到大雨~大到暴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中到大雨~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雾霾</text:p>
          </table:table-cell>
          <table:table-cell/>
        </table:table-row>
        <table:table-row table:style-name="ro1">
          <table:table-cell office:value-type="string" calcext:value-type="string">
            <text:p>大到暴雨转阵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阵雨</text:p>
          </table:table-cell>
          <table:table-cell/>
        </table:table-row>
        <table:table-row table:style-name="ro1">
          <table:table-cell office:value-type="string" calcext:value-type="string">
            <text:p>晴~雨夹雪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雾~阵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到暴雨~多云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多云</text:p>
          </table:table-cell>
          <table:table-cell/>
        </table:table-row>
        <table:table-row table:style-name="ro1">
          <table:table-cell office:value-type="string" calcext:value-type="string">
            <text:p>小雪~阵雪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阵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雨转阵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阵雨</text:p>
          </table:table-cell>
          <table:table-cell/>
        </table:table-row>
        <table:table-row table:style-name="ro1">
          <table:table-cell office:value-type="string" calcext:value-type="string">
            <text:p>阵雨转雷阵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阵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雨夹雪~阵雪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阵雪</text:p>
          </table:table-cell>
          <table:table-cell/>
        </table:table-row>
        <table:table-row table:style-name="ro1">
          <table:table-cell office:value-type="string" calcext:value-type="string">
            <text:p>大到暴雨~雷阵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阵雨</text:p>
          </table:table-cell>
          <table:table-cell/>
        </table:table-row>
        <table:table-row table:style-name="ro1">
          <table:table-cell office:value-type="string" calcext:value-type="string">
            <text:p>暴雪~小雪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雨~中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雪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到大雨转中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到大雨转阵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阵雨</text:p>
          </table:table-cell>
          <table:table-cell/>
        </table:table-row>
        <table:table-row table:style-name="ro1">
          <table:table-cell office:value-type="string" calcext:value-type="string">
            <text:p>阴转中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到大雪~多云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多云</text:p>
          </table:table-cell>
          <table:table-cell/>
        </table:table-row>
        <table:table-row table:style-name="ro1">
          <table:table-cell office:value-type="string" calcext:value-type="string">
            <text:p>大雨转暴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雪~阵雪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阵雪</text:p>
          </table:table-cell>
          <table:table-cell/>
        </table:table-row>
        <table:table-row table:style-name="ro1">
          <table:table-cell office:value-type="string" calcext:value-type="string">
            <text:p>扬沙~多云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沙尘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雪~雨夹雪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阵雨~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雾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到大雪~小到中雪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中到大雨~暴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东南风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中雨~阵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阵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~雷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中到大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/>
        </table:table-row>
        <table:table-row table:style-name="ro1">
          <table:table-cell office:value-type="string" calcext:value-type="string">
            <text:p>中雨转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雾~雨夹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/>
        </table:table-row>
        <table:table-row table:style-name="ro1">
          <table:table-cell office:value-type="string" calcext:value-type="string">
            <text:p>小到中雪~中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~中到大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小到中雨转多云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多云</text:p>
          </table:table-cell>
          <table:table-cell/>
        </table:table-row>
        <table:table-row table:style-name="ro1">
          <table:table-cell office:value-type="string" calcext:value-type="string">
            <text:p>晴转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到大雪~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阴天</text:p>
          </table:table-cell>
          <table:table-cell/>
        </table:table-row>
        <table:table-row table:style-name="ro1">
          <table:table-cell office:value-type="string" calcext:value-type="string">
            <text:p>中雨转暴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小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雪~中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~大到暴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东北风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阴转大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风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中雪~小到中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阵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到暴雨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转阵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雪~多云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~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雾~中到大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浮尘~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沙尘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转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转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晴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~小到中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雾~中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雪~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雾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转中到大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到暴雨转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阴天</text:p>
          </table:table-cell>
          <table:table-cell/>
        </table:table-row>
        <table:table-row table:style-name="ro1">
          <table:table-cell office:value-type="string" calcext:value-type="string">
            <text:p>阵雪~小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阵雪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雪~中到大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/>
        </table:table-row>
        <table:table-row table:style-name="ro1">
          <table:table-cell office:value-type="string" calcext:value-type="string">
            <text:p>中雪~中到大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转小到中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小雪~暴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大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雨~中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中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雪~大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大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阵雨转小到中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中到大雨转雷阵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阵雨</text:p>
          </table:table-cell>
          <table:table-cell/>
        </table:table-row>
        <table:table-row table:style-name="ro1">
          <table:table-cell office:value-type="string" calcext:value-type="string">
            <text:p>中到大雨~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晴天</text:p>
          </table:table-cell>
          <table:table-cell/>
        </table:table-row>
        <table:table-row table:style-name="ro1">
          <table:table-cell office:value-type="string" calcext:value-type="string">
            <text:p>小雪~雨夹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小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雨转多云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多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暴雨转中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中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~大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雨~大暴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/>
        </table:table-row>
        <table:table-row table:style-name="ro1">
          <table:table-cell office:value-type="string" calcext:value-type="string">
            <text:p>雾~雷阵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雪~暴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~暴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阴转中到大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阴~中到大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/>
        </table:table-row>
        <table:table-row table:style-name="ro1">
          <table:table-cell office:value-type="string" calcext:value-type="string">
            <text:p>多云~大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大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晴转雷阵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雪~暴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/>
        </table:table-row>
        <table:table-row table:style-name="ro1">
          <table:table-cell office:value-type="string" calcext:value-type="string">
            <text:p>霾~阵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霾~阵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阵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到暴雨~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阴天</text:p>
          </table:table-cell>
          <table:table-cell/>
        </table:table-row>
        <table:table-row table:style-name="ro1">
          <table:table-cell office:value-type="string" calcext:value-type="string">
            <text:p>晴~小到中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  <table:table-row table:style-name="ro1">
          <table:table-cell office:value-type="string" calcext:value-type="string">
            <text:p>小雨~小到中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/>
        </table:table-row>
        <table:table-row table:style-name="ro1">
          <table:table-cell office:value-type="string" calcext:value-type="string">
            <text:p>阴~暴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大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雾~小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小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到中雨转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阴天</text:p>
          </table:table-cell>
          <table:table-cell/>
        </table:table-row>
        <table:table-row table:style-name="ro1">
          <table:table-cell office:value-type="string" calcext:value-type="string">
            <text:p>暴雨转大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大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霾~雷阵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雷雨~中到大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/>
        </table:table-row>
        <table:table-row table:style-name="ro1">
          <table:table-cell office:value-type="string" calcext:value-type="string">
            <text:p>中到大雨转小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小雨</text:p>
          </table:table-cell>
          <table:table-cell/>
        </table:table-row>
        <table:table-row table:style-name="ro1">
          <table:table-cell office:value-type="string" calcext:value-type="string">
            <text:p>晴转阵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晴天</text:p>
          </table:table-cell>
          <table:table-cell office:value-type="string" calcext:value-type="string">
            <text:p>阵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雪~阵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阵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暴雨~阵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暴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云转小到中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/>
        </table:table-row>
      </table:table>
      <table:table table:name="Sheet2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晴天</text:p>
          </table:table-cell>
          <table:table-cell office:value-type="string" calcext:value-type="string">
            <text:p>多云</text:p>
          </table:table-cell>
          <table:table-cell office:value-type="string" calcext:value-type="string">
            <text:p>阴天</text:p>
          </table:table-cell>
          <table:table-cell office:value-type="string" calcext:value-type="string">
            <text:p>小雨</text:p>
          </table:table-cell>
          <table:table-cell office:value-type="string" calcext:value-type="string">
            <text:p>中雨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阵雨</text:p>
          </table:table-cell>
          <table:table-cell office:value-type="string" calcext:value-type="string">
            <text:p>暴雨</text:p>
          </table:table-cell>
          <table:table-cell office:value-type="string" calcext:value-type="string">
            <text:p>雾霾</text:p>
          </table:table-cell>
          <table:table-cell office:value-type="string" calcext:value-type="string">
            <text:p>小雪</text:p>
          </table:table-cell>
          <table:table-cell office:value-type="string" calcext:value-type="string">
            <text:p>中雪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阵雪</text:p>
          </table:table-cell>
          <table:table-cell office:value-type="string" calcext:value-type="string">
            <text:p>沙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23:44:30.796029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9T23:59:48.317726339</dc:date>
    <meta:editing-duration>PT4H30M33S</meta:editing-duration>
    <meta:editing-cycles>16</meta:editing-cycles>
    <meta:generator>LibreOffice/5.1.4.2$Linux_X86_64 LibreOffice_project/10m0$Build-2</meta:generator>
    <meta:document-statistic meta:table-count="2" meta:cell-count="1471" meta:object-count="0"/>
  </office:meta>
</office:document-meta>
</file>